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a8f" officeooo:paragraph-rsid="00175a8f"/>
    </style:style>
    <style:style style:name="P2" style:family="paragraph" style:parent-style-name="Standard">
      <style:text-properties officeooo:paragraph-rsid="00175a8f"/>
    </style:style>
    <style:style style:name="P3" style:family="paragraph" style:parent-style-name="Standard" style:list-style-name="L1">
      <style:text-properties officeooo:rsid="00175a8f" officeooo:paragraph-rsid="00175a8f"/>
    </style:style>
    <style:style style:name="P4" style:family="paragraph" style:parent-style-name="Standard">
      <style:text-properties fo:language="es" fo:country="ES" officeooo:rsid="00175a8f" officeooo:paragraph-rsid="00175a8f"/>
    </style:style>
    <style:style style:name="P5" style:family="paragraph" style:parent-style-name="Standard">
      <style:text-properties officeooo:rsid="00175a8f" officeooo:paragraph-rsid="0017a21e"/>
    </style:style>
    <style:style style:name="P6" style:family="paragraph" style:parent-style-name="Standard">
      <style:text-properties fo:language="es" fo:country="ES" officeooo:rsid="0017a21e" officeooo:paragraph-rsid="0017a21e"/>
    </style:style>
    <style:style style:name="P7" style:family="paragraph" style:parent-style-name="Standard" style:list-style-name="L2">
      <style:text-properties fo:language="es" fo:country="ES" officeooo:rsid="0017a21e" officeooo:paragraph-rsid="0017a21e"/>
    </style:style>
    <style:style style:name="P8" style:family="paragraph" style:parent-style-name="Standard">
      <style:text-properties fo:language="es" fo:country="ES" officeooo:rsid="0017a21e" officeooo:paragraph-rsid="00184d80"/>
    </style:style>
    <style:style style:name="P9" style:family="paragraph" style:parent-style-name="Standard">
      <style:text-properties fo:language="es" fo:country="ES" officeooo:rsid="00184d80" officeooo:paragraph-rsid="00184d80"/>
    </style:style>
    <style:style style:name="P10" style:family="paragraph" style:parent-style-name="Standard" style:list-style-name="L3">
      <style:text-properties fo:language="es" fo:country="ES" officeooo:rsid="00184d80" officeooo:paragraph-rsid="00184d80"/>
    </style:style>
    <style:style style:name="P11" style:family="paragraph" style:parent-style-name="Standard">
      <style:text-properties fo:language="es" fo:country="ES" officeooo:rsid="00184d80" officeooo:paragraph-rsid="00198b85"/>
    </style:style>
    <style:style style:name="P12" style:family="paragraph" style:parent-style-name="Standard">
      <style:text-properties fo:language="es" fo:country="ES" officeooo:rsid="0017a21e" officeooo:paragraph-rsid="00198b85"/>
    </style:style>
    <style:style style:name="P13" style:family="paragraph" style:parent-style-name="Standard">
      <style:text-properties fo:language="es" fo:country="ES" officeooo:rsid="00198b85" officeooo:paragraph-rsid="00198b85"/>
    </style:style>
    <style:style style:name="T1" style:family="text">
      <style:text-properties officeooo:rsid="00175a8f"/>
    </style:style>
    <style:style style:name="T2" style:family="text">
      <style:text-properties fo:language="es" fo:country="ES" officeooo:rsid="0017a21e"/>
    </style:style>
    <style:style style:name="T3" style:family="text">
      <style:text-properties fo:language="es" fo:country="ES"/>
    </style:style>
    <style:style style:name="T4" style:family="text">
      <style:text-properties officeooo:rsid="00184d80"/>
    </style:style>
    <style:style style:name="T5" style:family="text">
      <style:text-properties officeooo:rsid="00198b85"/>
    </style:style>
    <style:style style:name="T6" style:family="text">
      <style:text-properties style:text-underline-style="solid" style:text-underline-width="auto" style:text-underline-color="font-color" officeooo:rsid="00198b8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s de usuario:</text:p>
      <text:p text:style-name="P1"><text:tab/>-Registrarse</text:p>
      <text:p text:style-name="P1"><text:tab/>-Iniciar sesion</text:p>
      <text:p text:style-name="P1"><text:tab/>-Cerrar sesion</text:p>
      <text:p text:style-name="P1"><text:tab/>-Solicitar un turno</text:p>
      <text:p text:style-name="P1"><text:tab/></text:p>
      <text:p text:style-name="P1"/>
      <text:p text:style-name="P1">ID: Registrarse</text:p>
      <text:p text:style-name="P1">Titulo: como persona quiero registrarme para poder logearme luego.</text:p>
      <text:p text:style-name="P2"><text:span text:style-name="T1">Reglas de negocio: </text:span></text:p>
      <text:list text:style-name="L1">
        <text:list-item>
          <text:p text:style-name="P3">solo se pueden registrar mayores de edad</text:p>
        </text:list-item>
        <text:list-item>
          <text:p text:style-name="P3">el mail se usa como nombre de usuario</text:p>
        </text:list-item>
      </text:list>
      <text:p text:style-name="P1"/>
      <text:p text:style-name="P1">Criterios de aceptación:</text:p>
      <text:p text:style-name="P1"><text:tab/></text:p>
      <text:p text:style-name="P1">Escenario 1: Registro exitoso.</text:p>
      <text:p text:style-name="P1"><text:tab/>-Dado la persona Juanito ferreyra con el mail <text:a xlink:type="simple" xlink:href="mailto:juanito@gmail.com" text:style-name="Internet_20_link" text:visited-style-name="Visited_20_Internet_20_Link">juanito@gmail.com</text:a> no registrado y 18 años de <text:tab/>edad.</text:p>
      <text:p text:style-name="P1"><text:tab/>-Cuando la persona ingresa nombre:Juan, apellido:ferreyra, mail:<text:a xlink:type="simple" xlink:href="mailto:juanito@gmail.com" text:style-name="Internet_20_link" text:visited-style-name="Visited_20_Internet_20_Link">juanito@gmail.com</text:a>, <text:tab/>edad:18 y presiona “<text:span text:style-name="T2">R</text:span>egistrarme”.</text:p>
      <text:p text:style-name="P1"><text:tab/>-Entonces el sistema registra al usuario, envi<text:span text:style-name="T3">a al mail </text:span><text:a xlink:type="simple" xlink:href="mailto:juanito@gmail.com" text:style-name="Internet_20_link" text:visited-style-name="Visited_20_Internet_20_Link"><text:span text:style-name="T3">juanito@gmail.com</text:span></text:a><text:span text:style-name="T3"> la contrase</text:span><text:span text:style-name="T3">ña de la <text:tab/>cuenta </text:span><text:span text:style-name="T2">e informa “</text:span><text:span text:style-name="T2">Registro exitoso</text:span><text:span text:style-name="T2">”</text:span><text:span text:style-name="T3">.</text:span></text:p>
      <text:p text:style-name="P4"/>
      <text:p text:style-name="P1"><text:span text:style-name="T3">Escenario 2: Registro fallido por mail ya registrado</text:span> </text:p>
      <text:p text:style-name="P1"><text:tab/>-Dado la persona Juanito ferreyra con el mail <text:a xlink:type="simple" xlink:href="mailto:juanito@gmail.com" text:style-name="Internet_20_link" text:visited-style-name="Visited_20_Internet_20_Link">juanito@gmail.com</text:a> ya registrado.</text:p>
      <text:p text:style-name="P5"><text:tab/>-Cuando la persona ingresa nombre:Juan, apellido:ferreyra, mail:<text:a xlink:type="simple" xlink:href="mailto:juanito@gmail.com" text:style-name="Internet_20_link" text:visited-style-name="Visited_20_Internet_20_Link">juanito@gmail.com</text:a>, <text:tab/>edad:18 y presiona “<text:span text:style-name="T2">R</text:span>egistrarme”.</text:p>
      <text:p text:style-name="P5"><text:tab/>-<text:span text:style-name="T2">Entonces el sistema informa “Mail ya registrado en el sistema”.</text:span></text:p>
      <text:p text:style-name="P6"/>
      <text:p text:style-name="P6">Escenario 3: Registro fallido por persona menor de edad</text:p>
      <text:p text:style-name="P6"><text:tab/><text:span text:style-name="T1">-Dado la persona Juanito ferreyra con el mail </text:span><text:a xlink:type="simple" xlink:href="mailto:juanito@gmail.com" text:style-name="Internet_20_link" text:visited-style-name="Visited_20_Internet_20_Link"><text:span text:style-name="T1">juanito@gmail.com</text:span></text:a><text:span text:style-name="T1"> no registrado y 1</text:span>5<text:span text:style-name="T1"> años de <text:tab/>edad.</text:span></text:p>
      <text:p text:style-name="P6"><text:tab/><text:span text:style-name="T1">-Cuando la persona ingresa nombre:Juan, apellido:ferreyra, mail:</text:span><text:a xlink:type="simple" xlink:href="mailto:juanito@gmail.com" text:style-name="Internet_20_link" text:visited-style-name="Visited_20_Internet_20_Link"><text:span text:style-name="T1">juanito@gmail.com</text:span></text:a><text:span text:style-name="T1">, <text:tab/>edad:1</text:span>5<text:span text:style-name="T1"> y presiona “</text:span>R<text:span text:style-name="T1">egistrarme”.</text:span></text:p>
      <text:p text:style-name="P6"><text:tab/>-Entonces el sistema informa “Debe ser mayor de edad para registrarse”.</text:p>
      <text:p text:style-name="P6"/>
      <text:p text:style-name="P6">ID: Iniciar sesion</text:p>
      <text:p text:style-name="P6">Titulo: como usuario registrado quiero iniciar sesion para poder acceder a la pagina.</text:p>
      <text:p text:style-name="P6">Reglas de negocio: </text:p>
      <text:list text:style-name="L2">
        <text:list-item>
          <text:p text:style-name="P7">si un usuario falla tres veces al iniciar sesión su cuenta sea bloqueada. </text:p>
        </text:list-item>
      </text:list>
      <text:p text:style-name="P6"/>
      <text:p text:style-name="P6">Escenario 1: Inicio exitoso.</text:p>
      <text:p text:style-name="P6"><text:tab/>-Dado el mail <text:a xlink:type="simple" xlink:href="mailto:juanito22@gmail.com" text:style-name="Internet_20_link" text:visited-style-name="Visited_20_Internet_20_Link">juanito22@gmail.com</text:a> ya registrado con la contraseña 222 y sin ningun <text:tab/>intento de logeo previo.</text:p>
      <text:p text:style-name="P6"><text:tab/>-Cuando el usuario ingresa mail:<text:a xlink:type="simple" xlink:href="mailto:juanito22@gmail.com" text:style-name="Internet_20_link" text:visited-style-name="Visited_20_Internet_20_Link">juanito22@gmail.com</text:a>, contraseña: 222 y presiona “iniciar <text:tab/>sesion”.</text:p>
      <text:p text:style-name="P6"><text:tab/>-Entonces el sistema lo redirige a la pagina principal.</text:p>
      <text:p text:style-name="P6"/>
      <text:p text:style-name="P6">Escenario 2: Inicio fallido por contraseña erronea.</text:p>
      <text:p text:style-name="P6"><text:tab/>-Dado el mail <text:a xlink:type="simple" xlink:href="mailto:juanito22@gmail.com" text:style-name="Internet_20_link" text:visited-style-name="Visited_20_Internet_20_Link">juanito22@gmail.com</text:a> ya registrado con la contraseña 222 y sin ningun <text:tab/>intento de logeo previo.</text:p>
      <text:p text:style-name="P6"><text:soft-page-break/><text:tab/>-Cuando el usuario ingresa mail:<text:a xlink:type="simple" xlink:href="mailto:juanito22@gmail.com" text:style-name="Internet_20_link" text:visited-style-name="Visited_20_Internet_20_Link">juanito22@gmail.com</text:a>, contraseña: 33 y presiona “iniciar <text:tab/>sesión”.</text:p>
      <text:p text:style-name="P6"><text:tab/>-Entonces el sistema informa “contraseña erronea”.</text:p>
      <text:p text:style-name="P6"><text:tab/></text:p>
      <text:p text:style-name="P8">//<text:span text:style-name="T4">NO TENGO EN CUENTA QUE NO TENGA INTENTOS PORQUE EL MAIL NO PERTENECE A NINGUNA CUENTA.</text:span></text:p>
      <text:p text:style-name="P9"><text:tab/></text:p>
      <text:p text:style-name="P6">Escenario 3: mail no registrado.</text:p>
      <text:p text:style-name="P6"><text:tab/>-Dado el mail aaa no registrado en el sistema.</text:p>
      <text:p text:style-name="P6"><text:tab/>-Cuando el usuario ingresa mail:aa, contraseña: 33 y presiona “iniciar sesión”.</text:p>
      <text:p text:style-name="P6"><text:tab/>-Entonces el sistema informa “Usuario no registrado”.</text:p>
      <text:p text:style-name="P6"/>
      <text:p text:style-name="P6">Escenario 4: Limite de intentos superados.</text:p>
      <text:p text:style-name="P6"><text:tab/>-Dado el mail <text:a xlink:type="simple" xlink:href="mailto:juanito22@gmail.com" text:style-name="Internet_20_link" text:visited-style-name="Visited_20_Internet_20_Link">juanito22@gmail.com</text:a> ya registrado con la contraseña 222 y <text:span text:style-name="T4">con 3 logeos <text:tab/>previos</text:span>.</text:p>
      <text:p text:style-name="P8"><text:tab/>-Cuando el usuario ingresa mail:<text:a xlink:type="simple" xlink:href="mailto:juanito22@gmail.com" text:style-name="Internet_20_link" text:visited-style-name="Visited_20_Internet_20_Link">juanito22@gmail.com</text:a>, contraseña: 222 y presiona “iniciar <text:tab/>sesion”.</text:p>
      <text:p text:style-name="P8"><text:tab/>-<text:span text:style-name="T4">Entonces el sistema bloquea la cuenta <text:s/></text:span><text:a xlink:type="simple" xlink:href="mailto:juanito22@gmail.com" text:style-name="Internet_20_link" text:visited-style-name="Visited_20_Internet_20_Link">juanito22@gmail.com</text:a> <text:span text:style-name="T4">e informa “cuenta bloqueada <text:tab/>por limite de intentos al iniciar sesion”.</text:span></text:p>
      <text:p text:style-name="P8"/>
      <text:p text:style-name="P9">ID:Cerrar sesión.</text:p>
      <text:p text:style-name="P9">Titulo: Como Usuario logeado quiero iniciar sesión para poder resguardar mis datos.</text:p>
      <text:p text:style-name="P9">Reglas de negocio: no hay.</text:p>
      <text:p text:style-name="P9"/>
      <text:p text:style-name="P9">Criterios de aceptación:</text:p>
      <text:p text:style-name="P9"/>
      <text:p text:style-name="P9">Escenario 1: Sesión cerrada exitosamente.</text:p>
      <text:p text:style-name="P9"><text:tab/>-Dado el usuario <text:a xlink:type="simple" xlink:href="mailto:juanito@gmail.com" text:style-name="Internet_20_link" text:visited-style-name="Visited_20_Internet_20_Link">juanito@gmail.com</text:a> logeado en el sistema.</text:p>
      <text:p text:style-name="P9"><text:tab/>-Cuando el usuario presiona “Cerrar sesión”.</text:p>
      <text:p text:style-name="P9"><text:tab/>-Entonces el sistema informa “sesión cerrada con éxito” y redirige al usuario a la pagina de <text:tab/>inicio de sesión.</text:p>
      <text:p text:style-name="P9"/>
      <text:p text:style-name="P9">ID: Solicitar un turno.</text:p>
      <text:p text:style-name="P9">Titulo: como usuario logeado quiero solicitar un turno para jugar en una cancha de tenis.</text:p>
      <text:p text:style-name="P9">Reglas de negocio:</text:p>
      <text:list text:style-name="L3">
        <text:list-item>
          <text:p text:style-name="P10">El sistema no debe permitir dar turno con menos de 2 días a la fecha en que se solicita. </text:p>
        </text:list-item>
      </text:list>
      <text:p text:style-name="P9"/>
      <text:p text:style-name="P9">Criterios de aceptación:</text:p>
      <text:p text:style-name="P9"><text:tab/></text:p>
      <text:p text:style-name="P9">Escenario 1: Turno solicitado con éxito.</text:p>
      <text:p text:style-name="P9"><text:tab/>-Dado el usuario <text:a xlink:type="simple" xlink:href="mailto:juanito@gmail.com" text:style-name="Internet_20_link" text:visited-style-name="Visited_20_Internet_20_Link">juanito@gmail.com</text:a> logeado al sistema y la cancha 3 disponible a las 15hs <text:tab/>el día 21/9/25 siendo hoy 9/9/25.</text:p>
      <text:p text:style-name="P9"><text:tab/>-Cuando el usuario selecciona la cancha 3 a las 15hs el día 21/9/25.</text:p>
      <text:p text:style-name="P9"><text:tab/>-Entonces el sistema marca la cancha como solicitada e informa “Solicitacion exitosa”.</text:p>
      <text:p text:style-name="P9"/>
      <text:p text:style-name="P9">Escenario 2: Cancha <text:span text:style-name="T5">ya solicitada.</text:span></text:p>
      <text:p text:style-name="P11"><text:tab/>-Dado el usuario <text:a xlink:type="simple" xlink:href="mailto:juanito@gmail.com" text:style-name="Internet_20_link" text:visited-style-name="Visited_20_Internet_20_Link">juanito@gmail.com</text:a> logeado al sistema y la cancha 3 <text:span text:style-name="T5">ya solicitada</text:span> a las <text:tab/>15hs el día 21/9/25 siendo hoy 9/9/25.</text:p>
      <text:p text:style-name="P12"><text:tab/><text:span text:style-name="T4">-Cuando el usuario selecciona la cancha 3 a las 15hs el día 21/9/25.</text:span></text:p>
      <text:p text:style-name="P12"><text:tab/>-<text:span text:style-name="T5">Entonces el sistema informa “Cancha ya reservada”.</text:span></text:p>
      <text:p text:style-name="P12"/>
      <text:p text:style-name="P12"><text:soft-page-break/>//<text:span text:style-name="T5">NO HICE UN ESCENARIO EN DONDE LA CANCHA SEA INVALIDA YA QUE EL USUARIO </text:span><text:span text:style-name="T6">SELECCIONA</text:span><text:span text:style-name="T5"> LA CANCHA</text:span></text:p>
      <text:p text:style-name="P12"/>
      <text:p text:style-name="P13">Escenario 3: Solicitación antes de termino.</text:p>
      <text:p text:style-name="P13"><text:tab/><text:span text:style-name="T4">-Dado el usuario </text:span><text:a xlink:type="simple" xlink:href="mailto:juanito@gmail.com" text:style-name="Internet_20_link" text:visited-style-name="Visited_20_Internet_20_Link"><text:span text:style-name="T4">juanito@gmail.com</text:span></text:a><text:span text:style-name="T4"> logeado al sistema y la cancha 3</text:span> <text:span text:style-name="T4">disponible a las <text:tab/>15hs el día </text:span>10<text:span text:style-name="T4">/9/25 siendo hoy 9/9/25.</text:span></text:p>
      <text:p text:style-name="P13"><text:tab/>-Cuando <text:span text:style-name="T4">el usuario selecciona la cancha 3 a las 15hs el día 1</text:span>0<text:span text:style-name="T4">/9/25.</text:span></text:p>
      <text:p text:style-name="P13"><text:tab/>-Entonces el sistema informa “Las reservas deber realizarse con 2 días de anticipación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9:42:28.756143200</meta:creation-date>
    <meta:print-date>2025-09-09T20:30:38.977931300</meta:print-date>
    <meta:printed-by>Archivos PDF</meta:printed-by>
    <dc:date>2025-09-09T20:30:56.671871200</dc:date>
    <meta:editing-duration>PT17S</meta:editing-duration>
    <meta:editing-cycles>1</meta:editing-cycles>
    <meta:document-statistic meta:table-count="0" meta:image-count="0" meta:object-count="0" meta:page-count="3" meta:paragraph-count="75" meta:word-count="669" meta:character-count="4473" meta:non-whitespace-character-count="3813"/>
    <meta:generator>LibreOffice/25.2.5.2$Windows_X86_64 LibreOffice_project/03d19516eb2e1dd5d4ccd751a0d6f35f35e08022</meta:generator>
  </office:meta>
</office:document-meta>
</file>